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/>
      <style:text-properties officeooo:rsid="0029e1ca" officeooo:paragraph-rsid="002b94b3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1">
      <style:paragraph-properties fo:line-height="150%" fo:text-align="justify" style:justify-single-word="false"/>
      <style:text-properties officeooo:paragraph-rsid="002b94b3"/>
    </style:style>
    <style:style style:name="P6" style:family="paragraph" style:parent-style-name="Heading_20_1">
      <style:paragraph-properties fo:line-height="150%" fo:text-align="justify" style:justify-single-word="false"/>
      <style:text-properties officeooo:rsid="002151e9" officeooo:paragraph-rsid="002151e9"/>
    </style:style>
    <style:style style:name="P7" style:family="paragraph" style:parent-style-name="Heading_20_1">
      <style:paragraph-properties fo:line-height="150%" fo:text-align="justify" style:justify-single-word="false" fo:break-before="page"/>
      <style:text-properties officeooo:rsid="002b94b3" officeooo:paragraph-rsid="002b94b3"/>
    </style:style>
    <style:style style:name="P8" style:family="paragraph" style:parent-style-name="Heading_20_1">
      <style:paragraph-properties fo:line-height="150%" fo:text-align="justify" style:justify-single-word="false" fo:break-before="page"/>
      <style:text-properties officeooo:rsid="0019ca9d" officeooo:paragraph-rsid="0019ca9d"/>
    </style:style>
    <style:style style:name="P9" style:family="paragraph" style:parent-style-name="Heading_20_1" style:master-page-name="Standard">
      <style:paragraph-properties fo:text-align="justify" style:justify-single-word="false" style:page-number="auto"/>
      <style:text-properties officeooo:rsid="002c777b" officeooo:paragraph-rsid="002c777b"/>
    </style:style>
    <style:style style:name="P10" style:family="paragraph" style:parent-style-name="Text_20_body" style:list-style-name="L1">
      <style:paragraph-properties fo:line-height="150%" fo:text-align="justify" style:justify-single-word="false"/>
      <style:text-properties officeooo:rsid="001a0043" officeooo:paragraph-rsid="001a0043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a0043" officeooo:paragraph-rsid="001a0043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1be371" officeooo:paragraph-rsid="001be371"/>
    </style:style>
    <style:style style:name="P13" style:family="paragraph" style:parent-style-name="Text_20_body" style:list-style-name="L2">
      <style:paragraph-properties fo:line-height="150%" fo:text-align="justify" style:justify-single-word="false"/>
      <style:text-properties officeooo:rsid="001be371" officeooo:paragraph-rsid="001be371"/>
    </style:style>
    <style:style style:name="P14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officeooo:rsid="001f62e1" officeooo:paragraph-rsid="001f62e1" style:letter-kerning="true" style:font-name-asian="NSimSun" style:font-size-asian="12pt" style:language-asian="zh" style:country-asian="CN" style:font-style-asian="normal" style:font-name-complex="Arial2" style:font-size-complex="12pt" style:language-complex="hi" style:country-complex="IN" style:font-style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fo:font-weight="bold" officeooo:rsid="001f62e1" officeooo:paragraph-rsid="001f62e1" style:letter-kerning="true" style:font-name-asian="NSimSun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1ed01a" officeooo:paragraph-rsid="001ed01a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17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20296a" officeooo:paragraph-rsid="0020296a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18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fo:font-weight="bold" officeooo:rsid="0020296a" officeooo:paragraph-rsid="0020296a" style:letter-kerning="true" style:font-name-asian="NSimSun" style:font-size-asian="12pt" style:language-asian="zh" style:country-asian="CN" style:font-style-asian="italic" style:font-weight-asian="bold" style:font-name-complex="Arial2" style:font-size-complex="12pt" style:language-complex="hi" style:country-complex="IN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fo:font-style="italic" officeooo:rsid="002d44ec" officeooo:paragraph-rsid="002d44ec" style:font-style-asian="italic" style:font-style-complex="italic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23d589" officeooo:paragraph-rsid="0023d589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25bcdc" officeooo:paragraph-rsid="002b94b3"/>
    </style:style>
    <style:style style:name="P22" style:family="paragraph" style:parent-style-name="Text_20_body">
      <style:paragraph-properties fo:line-height="150%" fo:text-align="justify" style:justify-single-word="false"/>
      <style:text-properties officeooo:rsid="00276e6d" officeooo:paragraph-rsid="002b94b3"/>
    </style:style>
    <style:style style:name="P23" style:family="paragraph" style:parent-style-name="Text_20_body">
      <style:paragraph-properties fo:line-height="150%" fo:text-align="justify" style:justify-single-word="false"/>
      <style:text-properties officeooo:rsid="00288b25" officeooo:paragraph-rsid="002b94b3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29e1ca" officeooo:paragraph-rsid="002b94b3"/>
    </style:style>
    <style:style style:name="P25" style:family="paragraph" style:parent-style-name="Text_20_body">
      <style:paragraph-properties fo:line-height="150%" fo:text-align="justify" style:justify-single-word="false"/>
      <style:text-properties fo:font-weight="bold" officeooo:rsid="0029e1ca" officeooo:paragraph-rsid="002b94b3" style:font-weight-asian="bold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288b25" officeooo:paragraph-rsid="002b94b3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1be371" officeooo:paragraph-rsid="001be371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1c9b57" officeooo:paragraph-rsid="001c9b57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2b94b3" officeooo:paragraph-rsid="0029e1ca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9ca9d" officeooo:paragraph-rsid="0019ca9d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1c9b57" officeooo:paragraph-rsid="001c9b5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1dd841" officeooo:paragraph-rsid="001dd841"/>
    </style:style>
    <style:style style:name="P34" style:family="paragraph" style:parent-style-name="Text_20_body">
      <style:paragraph-properties fo:line-height="150%" fo:text-align="justify" style:justify-single-word="false"/>
      <style:text-properties fo:font-style="italic" fo:font-weight="bold" officeooo:rsid="001ed01a" officeooo:paragraph-rsid="001ed01a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21f822" officeooo:paragraph-rsid="0021f822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2b94b3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1dd841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2151e9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23d589"/>
    </style:style>
    <style:style style:name="P40" style:family="paragraph" style:parent-style-name="Text_20_body">
      <style:paragraph-properties fo:text-align="justify" style:justify-single-word="false"/>
      <style:text-properties officeooo:rsid="002d44ec" officeooo:paragraph-rsid="002c777b"/>
    </style:style>
    <style:style style:name="P41" style:family="paragraph" style:parent-style-name="Text_20_body">
      <style:paragraph-properties fo:text-align="justify" style:justify-single-word="false"/>
      <style:text-properties officeooo:rsid="002d44ec" officeooo:paragraph-rsid="002d44ec"/>
    </style:style>
    <style:style style:name="P42" style:family="paragraph" style:parent-style-name="Text_20_body">
      <style:paragraph-properties fo:text-align="justify" style:justify-single-word="false"/>
      <style:text-properties officeooo:rsid="0030444e" officeooo:paragraph-rsid="0030444e"/>
    </style:style>
    <style:style style:name="P43" style:family="paragraph" style:parent-style-name="Text_20_body">
      <style:paragraph-properties fo:line-height="150%" fo:text-align="justify" style:justify-single-word="false" fo:break-before="page"/>
      <style:text-properties officeooo:rsid="001dd841" officeooo:paragraph-rsid="001dd841"/>
    </style:style>
    <style:style style:name="T1" style:family="text">
      <style:text-properties officeooo:rsid="001a0043"/>
    </style:style>
    <style:style style:name="T2" style:family="text">
      <style:text-properties officeooo:rsid="001dd841"/>
    </style:style>
    <style:style style:name="T3" style:family="text">
      <style:text-properties officeooo:rsid="0020296a"/>
    </style:style>
    <style:style style:name="T4" style:family="text">
      <style:text-properties style:use-window-font-color="true" style:font-name="Arial" fo:font-size="12pt" fo:language="pt" fo:country="BR" officeooo:rsid="0020296a" style:letter-kerning="true" style:font-name-asian="NSimSun" style:font-size-asian="12pt" style:language-asian="zh" style:country-asian="CN" style:font-name-complex="Arial2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pt" fo:country="BR" fo:font-weight="bold" officeooo:rsid="002b94b3" style:letter-kerning="true" style:font-name-asian="NSimSun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841" style:font-weight-asian="bold" style:font-weight-complex="bold"/>
    </style:style>
    <style:style style:name="T8" style:family="text">
      <style:text-properties fo:font-weight="bold" officeooo:rsid="0029e1ca" style:font-weight-asian="bold" style:font-weight-complex="bold"/>
    </style:style>
    <style:style style:name="T9" style:family="text">
      <style:text-properties fo:font-weight="bold" officeooo:rsid="00276e6d" style:font-weight-asian="bold" style:font-weight-complex="bold"/>
    </style:style>
    <style:style style:name="T10" style:family="text">
      <style:text-properties officeooo:rsid="002151e9"/>
    </style:style>
    <style:style style:name="T11" style:family="text">
      <style:text-properties officeooo:rsid="002194b0"/>
    </style:style>
    <style:style style:name="T12" style:family="text">
      <style:text-properties officeooo:rsid="0023d589"/>
    </style:style>
    <style:style style:name="T13" style:family="text">
      <style:text-properties officeooo:rsid="0025bcdc"/>
    </style:style>
    <style:style style:name="T14" style:family="text">
      <style:text-properties officeooo:rsid="00288b25"/>
    </style:style>
    <style:style style:name="T15" style:family="text">
      <style:text-properties officeooo:rsid="0029e1c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9e1ca" style:font-weight-asian="normal" style:font-weight-complex="normal"/>
    </style:style>
    <style:style style:name="T18" style:family="text">
      <style:text-properties fo:font-style="italic" fo:font-weight="bold" officeooo:rsid="0029e1ca" style:font-style-asian="italic" style:font-weight-asian="bold" style:font-style-complex="italic" style:font-weight-complex="bold"/>
    </style:style>
    <style:style style:name="T19" style:family="text">
      <style:text-properties officeooo:rsid="002b94b3"/>
    </style:style>
    <style:style style:name="T20" style:family="text">
      <style:text-properties officeooo:rsid="002c777b"/>
    </style:style>
    <style:style style:name="T21" style:family="text">
      <style:text-properties officeooo:rsid="002dc3ef"/>
    </style:style>
    <style:style style:name="T22" style:family="text">
      <style:text-properties officeooo:rsid="002e4145"/>
    </style:style>
    <style:style style:name="T23" style:family="text">
      <style:text-properties officeooo:rsid="003a6347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Sofonias – 640-609</text:h>
      <text:p text:style-name="P40">→ Se Habacuque de fato faz toda aquela reviravolta, Sofonias é o último profeta “<text:span text:style-name="T21">daqueles”</text:span>.</text:p>
      <text:p text:style-name="P40"/>
      <text:p text:style-name="P19">→ Não “eu não compartilho porque não faço”, mas “eu não compartilho porque denuncio”.</text:p>
      <text:p text:style-name="P41">→<text:span text:style-name="T21"> Não posso me calar em meio ao mal.</text:span></text:p>
      <text:p text:style-name="P41">→<text:span text:style-name="T22"> Não preciso classificar mentiras, tenho que dizer a única verdade que está sobre todas as mentiras.</text:span></text:p>
      <text:p text:style-name="P41"/>
      <text:p text:style-name="P42"><text:tab/>Nos dias de Sofonias, talvez ele fosse a única voz que ainda falava. Não existe mais uma responsabilidade sobre Sofonias, pois tudo que ele tinha que dizer ele disse. Hoje eu sou povo, não Sofonias. Ouvir e tomar uma atitude que influencia aqueles ao meu lado. <text:span text:style-name="T23">Não preciso ser nenhum dos profetas, preciso ser exatamente eu, não compactuando com aquilo que os profetas já falaram e denunciaram e não precisa ser dito novamente. Use a palavra.</text:span></text:p>
      <text:p text:style-name="P42"/>
      <text:p text:style-name="P42"/>
      <text:h text:style-name="P7" text:outline-level="1">Habacuque – Fé – <text:span text:style-name="T20">609-597</text:span></text:h>
      <text:p text:style-name="P2"><text:tab/>Não segue a linha seguida pela maioria dos profetas que vieram antes dele. Esses cenários e conceitos que levam o povo ao cativeiro não fazem parte do contexto de Habacuque. Não que não exista mais, mas Habacuque não faz menção disso. Aquilo que ele está falando é em cima dos resultados de tudo aquilo que havia acontecido e havia sido denunciado anteriormente pelos profetas.</text:p>
      <text:p text:style-name="P21"><text:tab/>Novo sentido a voz profética. Habacuque está profetizando em um novo sentido. De todos os profetas, Deus denuncia pecados do povo. Habacuque, determina o que foi sentenciado e não tinha mais cura, mas agora ele escreve um novo capítulo na história de Israel. Como sobreviver ao cativeiro? Como viver em meio à tantas crises?</text:p>
      <text:p text:style-name="P21"/>
      <text:p text:style-name="P36"><text:span text:style-name="T9">Judeu </text:span><text:span text:style-name="T5">ou</text:span><text:span text:style-name="T9"> Hebreu?</text:span></text:p>
      <text:p text:style-name="P22">→ Hebreu, povo</text:p>
      <text:p text:style-name="P22">→ Judaísmo, religião depois da queda do templ<text:span text:style-name="T14">o</text:span></text:p>
      <text:p text:style-name="P23"/>
      <text:p text:style-name="P26">O perdão de Jesus Cristo não é homeopático*.</text:p>
      <text:p text:style-name="P23">→ Um pouco de cada vez, em quantidade muito pequena; Doses</text:p>
      <text:p text:style-name="P23">→ Cancermacro?</text:p>
      <text:p text:style-name="P23"/>
      <text:h text:style-name="P3" text:outline-level="1">Começando de novo, Habacuque – <text:span text:style-name="T19">Fé.</text:span></text:h>
      <text:p text:style-name="P36">→<text:span text:style-name="T15"> Quem é Habacuque?</text:span></text:p>
      <text:p text:style-name="P36">→<text:span text:style-name="T15"> Faz menção de uma mudança na estratégia ou nos oráculos. Apontando para um </text:span><text:span text:style-name="T8">novo tempo</text:span></text:p>
      <text:p text:style-name="P36"><text:span text:style-name="T17"/></text:p>
      <text:h text:style-name="P5" text:outline-level="1"><text:soft-page-break/><text:span text:style-name="T8">“</text:span><text:span text:style-name="T18">Deus é o senhor da história</text:span><text:span text:style-name="T8">”.</text:span></text:h>
      <text:p text:style-name="P24"><text:span text:style-name="T16">→ Os caldeus tal, mas Deus está no controle.</text:span></text:p>
      <text:p text:style-name="P24"><text:span text:style-name="T16">→ Se Deus é único e nada está fora do seu controle.</text:span></text:p>
      <text:p text:style-name="P24"><text:span text:style-name="T16">→ Automaticamente ele vai definir um Deus que controla a história.</text:span></text:p>
      <text:p text:style-name="P24"><text:span text:style-name="T16">→ Se Habacuque afirma que Deus tem a história nas suas mãos e automaticamente ele é soberano. Como as pessoas que estão ouvindo isso vão conviver com a chegada dos Caldeus? </text:span></text:p>
      <text:p text:style-name="P25">“Deus é o Senhor da história, mas estamos nos ferrando…”</text:p>
      <text:p text:style-name="P24"><text:span text:style-name="T16"/></text:p>
      <text:h text:style-name="P5" text:outline-level="1">Habacuque produz fé <text:span text:style-name="T15">naquele povo</text:span>.</text:h>
      <text:p text:style-name="P24"><text:span text:style-name="T16">A soberania de Deus só pode ser compreendida </text:span><text:span text:style-name="T6">através da fé</text:span></text:p>
      <text:p text:style-name="P24"><text:span text:style-name="T16">→ Quem vai crer nessa soberania se estamos nos ferrando, né?</text:span></text:p>
      <text:p text:style-name="P24"><text:span text:style-name="T16"/></text:p>
      <text:p text:style-name="P25">Evangelho não é ética nem moral. O que falta? Nascer de novo.</text:p>
      <text:p text:style-name="P24"><text:span text:style-name="T16">→ Não guardar preceitos e doutrinas, mas nascer de novo.</text:span></text:p>
      <text:p text:style-name="P24"><text:span text:style-name="T16">→ Todos os pensamentos precisam ser repensados a partir de Cristo.</text:span></text:p>
      <text:p text:style-name="P24"><text:span text:style-name="T16"/></text:p>
      <text:h text:style-name="P8" text:outline-level="1">O que é teologia?</text:h>
      <text:p text:style-name="P31"><text:tab/><text:span text:style-name="T1">Não é sobre a parte técnica do livro. Ela está extremamente preocupada em desenvolver o livro como um todo. A ideia que ele traz.</text:span></text:p>
      <text:list xml:id="list2538031548" text:style-name="L1">
        <text:list-item>
          <text:p text:style-name="P10">Tentamos entender a pessoa</text:p>
        </text:list-item>
        <text:list-item>
          <text:p text:style-name="P10">forma de pensar</text:p>
        </text:list-item>
        <text:list-item>
          <text:p text:style-name="P10">pensamentos</text:p>
        </text:list-item>
      </text:list>
      <text:p text:style-name="P11">O sentido da bíblia como um todo.</text:p>
      <text:p text:style-name="P11"><text:s/></text:p>
      <text:h text:style-name="P4" text:outline-level="1">Não seja técnico. Seja teólogo.</text:h>
      <text:p text:style-name="P12">Você não precisa dizer as partes literais e as coisas. Mas aquilo que te agrega ao seu entendimento. Aquilo que vai ficar no seu coração para sempre. Aquilo que sempre que você for escrever sobre sirva como norte para a sua escrita.</text:p>
      <text:p text:style-name="P27">* Muito mais significativo desenvolver um pensamento que seja livre.</text:p>
      <text:list xml:id="list2000670955" text:style-name="L2">
        <text:list-item>
          <text:p text:style-name="P13">O professor</text:p>
        </text:list-item>
        <text:list-item>
          <text:p text:style-name="P13">O leitor</text:p>
        </text:list-item>
      </text:list>
      <text:p text:style-name="P27">O que você está me dizendo que está me ajudando?</text:p>
      <text:p text:style-name="P12">→ Algo importante que vai nortear.</text:p>
      <text:p text:style-name="P28">O que daquilo que foi discutido nas aulas você realmente consegue aplicar e pensar?</text:p>
      <text:p text:style-name="P32">→<text:span text:style-name="T19"> </text:span>Ideias técnicas se esvaem, mas quando você entende teologia e pensa, construindo pensamentos a partir dos escritos.</text:p>
      <text:p text:style-name="P32"/>
      <text:p text:style-name="P32">O que é teologia pra igreja? Tecnicidade mata a igreja. Somos transliteradores de teologia. Pegar a teologia e transliterar ela numa linguagem condizente com o público. </text:p>
      <text:p text:style-name="P43">Qual a diferença de pregar e pensar o evangelho?</text:p>
      <text:p text:style-name="P33"><text:span text:style-name="T6">Pregar</text:span> é algo técnico. Esboço curricular. Sentido comum.</text:p>
      <text:p text:style-name="P37"><text:span text:style-name="T7">Pensar</text:span><text:span text:style-name="T2"> é expor uma ideia. Expor </text:span><text:span text:style-name="T4">contexto</text:span><text:span text:style-name="T2"> do texto. Muito mais prático pro cara sentado entender. </text:span><text:span text:style-name="T3">Desenvolver um pensamento.</text:span></text:p>
      <text:p text:style-name="P34">“Teologia muito mais do que uma alma sente do que o que uma mente pode determinar.”</text:p>
      <text:p text:style-name="P16"><text:tab/>Teologia… Como eu consigo pensar e traduzir isso pra vida, pro livro, pra fala e pra minha vivência?</text:p>
      <text:p text:style-name="P15">Conselho:</text:p>
      <text:p text:style-name="P14"><text:tab/>Se permitir pensar. Por mais simples que possa ser seu pensamento.</text:p>
      <text:p text:style-name="P18">“Texto voltando de dentro de alguém”.</text:p>
      <text:p text:style-name="P17">Como o texto entra aqui e volta?</text:p>
      <text:p text:style-name="P17">A ideia que passa pela sua alma e volta para fora.</text:p>
      <text:p text:style-name="P17"/>
      <text:h text:style-name="P6" text:outline-level="1">O fim da era dos profetas – A partir do reino de Josias</text:h>
      <text:p text:style-name="P38"><text:tab/><text:span text:style-name="T10">Josias, o últi</text:span><text:span text:style-name="T11">mo </text:span><text:span text:style-name="T10">rei de Judá.</text:span></text:p>
      <text:p text:style-name="P38"/>
      <text:p text:style-name="P35"><text:span text:style-name="T6">O cativeiro o professo de Cura. Salvação.</text:span></text:p>
      <text:p text:style-name="P20"><text:tab/>A voz parece apenas um eco. Em um sentido poético. O eco que está chegando ao seu final. É como se não houvesse mais nada de novo a ser dito. Pensem naquilo que já foi dito.</text:p>
      <text:p text:style-name="P39"><text:span text:style-name="T12"><text:tab/>Tudo aquilo que ele disse e viveu é apenas aquilo que ele disse de antemão pelos profetas. E isso é o que devemos fazer quando pregamos e não tentar inventar algo novo que não foi dito.</text:span></text:p>
      <text:p text:style-name="P29">→<text:span text:style-name="T13"> Com a morte de Josias o exílio chega (609 a.C)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ítulo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paragraph-properties fo:margin-top="0.35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Título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Cabeçalho_20_e_20_Rodapé" style:default-outline-level="" style:class="extra">
      <style:paragraph-properties text:number-lines="false" text:line-number="0"/>
    </style:style>
    <style:style style:name="Title" style:family="paragraph" style:parent-style-name="Título" style:next-style-name="Text_20_body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12pt" fo:font-weight="bold" style:font-size-asian="12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ítulo_20_da_20_lista" style:display-name="Título da lista" style:family="paragraph" style:parent-style-name="Standard" style:next-style-name="Conteúdo_20_da_20_lista" style:default-outline-level="">
      <style:paragraph-properties fo:margin-left="0cm" fo:margin-right="0cm" fo:text-indent="0cm" style:auto-text-indent="false"/>
    </style:style>
    <style:style style:name="Conteúdo_20_da_20_lista" style:display-name="Conteúdo da lista" style:family="paragraph" style:parent-style-name="Standard" style:default-outline-level="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Título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style:font-name="Arial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itações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Ênfase_20_forte" style:display-name="Ênfase forte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Ênfase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Entrada_20_do_20_índice_20_principal" style:display-name="Entrada do índice principal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nk_20_da_20_Internet" style:display-name="Link da Internet" style:family="text">
      <style:text-properties fo:color="#00008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text">
      <style:text-properties fo:color="#80000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Caracteres_20_de_20_nota_20_de_20_rodapé" style:display-name="Caracteres de nota de rodapé" style:family="text">
      <style:text-properties style:font-name="Arial" fo:font-family="Arial" style:font-family-generic="roman" style:font-pitch="variable"/>
    </style:style>
    <style:style style:name="Âncora_20_da_20_nota_20_de_20_fim" style:display-name="Âncora da nota de fim" style:family="text">
      <style:text-properties style:text-position="super 58%" style:font-name="Arial" fo:font-family="Arial" style:font-family-generic="roman" style:font-pitch="variable"/>
    </style:style>
    <style:style style:name="Âncora_20_da_20_nota_20_de_20_rodapé" style:display-name="Âncora da nota de rodapé" style:family="text">
      <style:text-properties style:text-position="super 58%" style:font-name="Arial" fo:font-family="Arial" style:font-family-generic="roman" style:font-pitch="variable"/>
    </style:style>
    <style:style style:name="Caracteres_20_de_20_legenda" style:display-name="Caracteres de legenda" style:family="text">
      <style:text-properties style:font-name="Arial" fo:font-family="Arial" style:font-family-generic="roman" style:font-pitch="variable"/>
    </style:style>
    <style:style style:name="Caracteres_20_de_20_nota_20_de_20_fim" style:display-name="Caracteres de nota de fim" style:family="text">
      <style:text-properties style:font-name="Arial" fo:font-family="Arial" style:font-family-generic="roman" style:font-pitch="variable"/>
    </style:style>
    <style:style style:name="Código_20_fonte" style:display-name="Código fonte" style:family="text">
      <style:text-properties style:font-name="Arial" fo:font-family="Arial" style:font-family-generic="roman" style:font-pitch="variable" style:font-name-asian="NSimSun" style:font-family-asian="NSimSun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2:47.601480725</meta:creation-date>
    <dc:language>pt-BR</dc:language>
    <meta:editing-cycles>27</meta:editing-cycles>
    <dc:title>CTM</dc:title>
    <meta:editing-duration>PT1H10M29S</meta:editing-duration>
    <meta:generator>LibreOffice/6.4.7.2$Linux_X86_64 LibreOffice_project/40$Build-2</meta:generator>
    <dc:date>2021-09-29T19:54:14.611638619</dc:date>
    <meta:document-statistic meta:table-count="0" meta:image-count="1" meta:object-count="0" meta:page-count="5" meta:paragraph-count="63" meta:word-count="850" meta:character-count="4771" meta:non-whitespace-character-count="3971"/>
    <meta:user-defined meta:name="AppVersion">15.0000</meta:user-defined>
    <meta:template xlink:type="simple" xlink:actuate="onRequest" xlink:title="CTM" xlink:href="../../../../Templates/CTM.ott" meta:date="2021-09-29T18:42:47.076510547"/>
  </office:meta>
</office:document-meta>
</file>